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996cm" fo:min-width="1.974cm" fo:padding-top="0.125cm" fo:padding-bottom="0.125cm" fo:padding-left="0.25cm" fo:padding-right="0.25cm" fo:wrap-option="wrap"/>
    </style:style>
    <style:style style:name="gr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84cm" fo:min-width="1.974cm" fo:padding-top="0.125cm" fo:padding-bottom="0.125cm" fo:padding-left="0.25cm" fo:padding-right="0.25cm" fo:wrap-option="wrap"/>
    </style:style>
    <style:style style:name="gr8"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974cm" fo:padding-top="0.125cm" fo:padding-bottom="0.125cm" fo:padding-left="0.25cm" fo:padding-right="0.25cm" fo:wrap-option="wrap"/>
    </style:style>
    <style:style style:name="gr9"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173cm" fo:min-width="1.974cm"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463cm" fo:min-width="1.974cm" fo:padding-top="0.125cm" fo:padding-bottom="0.125cm" fo:padding-left="0.25cm" fo:padding-right="0.25cm" fo:wrap-option="wrap"/>
    </style:style>
    <style:style style:name="gr11"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3.654cm" fo:min-width="1.974cm"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329cm" fo:min-width="4.262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5.603cm" fo:min-width="1.88cm" fo:padding-top="0.125cm" fo:padding-bottom="0.125cm" fo:padding-left="0.25cm" fo:padding-right="0.25cm" fo:wrap-option="wrap"/>
    </style:style>
    <style:style style:name="gr14"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026cm" draw:stroke-linejoin="miter" draw:fill="none" draw:textarea-vertical-align="top" draw:auto-grow-height="false" draw:fit-to-size="false" style:shrink-to-fit="false" fo:min-height="13.35cm" fo:min-width="22.36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textarea-horizontal-align="center" draw:textarea-vertical-align="middle" draw:fit-to-contour="true" fo:min-height="13.6cm" draw:visible-area-left="0cm" draw:visible-area-top="0cm" draw:visible-area-width="5cm" draw:visible-area-height="5cm" draw:ole-draw-aspect="1"/>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pr18" style:family="presentation" style:parent-style-name="Título_20_e_20_conteúdo-title">
      <style:graphic-properties fo:min-height="2.001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draw:fill-color="#ffffff"/>
      <style:paragraph-properties fo:margin-top="0cm" fo:margin-bottom="0cm" fo:line-height="100%" fo:text-align="start" style:writing-mode="lr-tb" style:font-independent-line-spacing="true"/>
      <style:text-properties fo:font-size="14pt" style:font-size-asian="14pt" style:font-size-complex="14pt"/>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4pt" style:font-size-asian="14pt" style:font-size-complex="14pt"/>
    </style:style>
    <style:style style:name="P34"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text-properties fo:font-size="14pt"/>
    </style:style>
    <style:style style:name="P35" style:family="paragraph">
      <loext:graphic-properties draw:fill="none"/>
      <style:paragraph-properties fo:margin-left="0.953cm" fo:margin-right="0cm" fo:margin-top="0.113cm" fo:margin-bottom="0cm" fo:line-height="100%" fo:text-align="start" fo:text-indent="-0.952cm" style:writing-mode="lr-tb" style:font-independent-line-spacing="true">
        <style:tab-stops>
          <style:tab-stop style:position="0cm"/>
        </style:tab-stops>
      </style:paragraph-properties>
      <style:text-properties fo:font-size="14pt"/>
    </style:style>
    <style:style style:name="P36" style:family="paragraph">
      <loext:graphic-properties draw:fill-color="#ffffff"/>
      <style:text-properties fo:font-size="20pt"/>
    </style:style>
    <style:style style:name="T1"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6pt" fo:letter-spacing="normal" fo:font-style="normal" fo:text-shadow="none" style:text-underline-style="none" fo:font-weight="normal" style:letter-kerning="true" style:font-name-asian="Noto Sans CJK SC"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text:span><text:span text:style-name="T2">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text:span><text:span text:style-name="T3">o </text:span><text:span text:style-name="T3">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1"/></text:span><text:span text:style-name="T2"><text:s text:c="4"/></text:span><text:span text:style-name="T2">Arquit</text:span><text:span text:style-name="T2">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7"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8"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9"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10"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11"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12"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13"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14"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14"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14"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14"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14"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14"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14"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14"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15"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16"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16"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14"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14"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16"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17"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14"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18"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19"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9"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9"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9"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9"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9"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9"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9"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9"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9"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9"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9"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9"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9"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9"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9"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9"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9"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9"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9"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9"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7"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7"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7"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7"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15"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15"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20"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17" draw:text-style-name="P9" draw:layer="layout" svg:width="3.064cm" svg:height="0.843cm" svg:x="16.342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7"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15"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text:span><text:span text:style-name="T2">nto de </text:span><text:span text:style-name="T2">registr</text:span><text:span text:style-name="T2">adore</text:span><text:span text:style-name="T2">s do </text:span><text:span text:style-name="T2">uP </text:span><text:span text:style-name="T2">ICMC</text:span></text:p>
          </draw:text-box>
        </draw:frame>
        <draw:custom-shape draw:name="Rectangle 3" draw:style-name="gr21"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22"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23"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23"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5"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23"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manip</text:span><text:span text:style-name="T2">ulaçã</text:span><text:span text:style-name="T2">o de </text:span><text:span text:style-name="T2">dad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23"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aritmé</text:span><text:span text:style-name="T2">ticas</text:span></text:p>
          </draw:text-box>
        </draw:frame>
        <draw:custom-shape draw:name="Rectangle 4" draw:style-name="gr1" draw:text-style-name="P9" draw:layer="layout" svg:width="24.061cm" svg:height="13.599cm" svg:x="0.699cm" svg:y="4.2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lógica</text:span><text:span text:style-name="T2">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0"><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23"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23"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entrad</text:span><text:span text:style-name="T2">a e </text:span><text:span text:style-name="T2">saíd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1"><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23"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5"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3"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3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33"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text:span><text:span text:style-name="T16">ões de </text:span><text:span text:style-name="T16">chama</text:span><text:span text:style-name="T16">da </text:span><text:span text:style-name="T16">(Todas </text:span><text:span text:style-name="T16">com </text:span><text:span text:style-name="T16">END)</text:span></text:p>
          </draw:text-box>
        </draw:frame>
        <draw:custom-shape draw:name="Rectangle 3" draw:style-name="gr26" draw:text-style-name="P35" draw:layer="layout" svg:width="22.859cm" svg:height="13.599cm" svg:x="1.389cm" svg:y="3.175cm">
          <text:p text:style-name="P34"><text:span text:style-name="T14">Chama </text:span><text:span text:style-name="T14">procedime</text:span><text:span text:style-name="T14">nto se </text:span><text:span text:style-name="T14">condição </text:span><text:span text:style-name="T14">verdadeira</text:span></text:p>
          <text:p text:style-name="P34"><text:span text:style-name="T14"><text:tab/></text:span><text:span text:style-name="T14">CALL <text:s/></text:span><text:span text:style-name="T14">END</text:span><text:span text:style-name="T14"><text:tab/></text:span><text:span text:style-name="T14">MEM(SP)&lt;</text:span><text:span text:style-name="T14">-PC </text:span><text:span text:style-name="T14"><text:tab/></text:span><text:span text:style-name="T14">Unconditio</text:span><text:span text:style-name="T14">nal</text:span><text:span text:style-name="T14"><text:tab/></text:span><text:span text:style-name="T14">000011 | </text:span><text:span text:style-name="T14">0000 | x | </text:span><text:span text:style-name="T14">xxxxx</text:span></text:p>
          <text:p text:style-name="P34"><text:span text:style-name="T14"><text:tab/></text:span><text:span text:style-name="T14"><text:tab/></text:span><text:span text:style-name="T14"><text:tab/></text:span><text:span text:style-name="T14"><text:tab/></text:span><text:span text:style-name="T14">PC&lt;-</text:span><text:span text:style-name="T14">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4"><text:span text:style-name="T14"><text:tab/></text:span><text:span text:style-name="T14"><text:tab/></text:span><text:span text:style-name="T14"><text:tab/></text:span><text:span text:style-name="T14"><text:tab/></text:span><text:span text:style-name="T14">SP--</text:span></text:p>
          <text:p text:style-name="P34"><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text:span><text:span text:style-name="T14">0001 | x | </text:span><text:span text:style-name="T14">xxxxx</text:span></text:p>
          <text:p text:style-name="P34"><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text:span><text:span text:style-name="T14">0010 | x | </text:span><text:span text:style-name="T14">xxxxx</text:span></text:p>
          <text:p text:style-name="P34"><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text:span><text:span text:style-name="T14">0011 | x | </text:span><text:span text:style-name="T14">xxxxx</text:span></text:p>
          <text:p text:style-name="P34"><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text:span><text:span text:style-name="T14">0100 | x | </text:span><text:span text:style-name="T14">xxxxx</text:span></text:p>
          <text:p text:style-name="P34"><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text:span><text:span text:style-name="T14">0101| x <text:s/>| </text:span><text:span text:style-name="T14">xxxxx</text:span></text:p>
          <text:p text:style-name="P34"><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text:span><text:span text:style-name="T14">NotCarry </text:span><text:span text:style-name="T14"><text:tab/></text:span><text:span text:style-name="T14"><text:tab/></text:span><text:span text:style-name="T14">000011 | </text:span><text:span text:style-name="T14">0110 | x | </text:span><text:span text:style-name="T14">xxxxx</text:span></text:p>
          <text:p text:style-name="P34"><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text:span><text:span text:style-name="T14">0111 | x | </text:span><text:span text:style-name="T14">xxxxx</text:span></text:p>
          <text:p text:style-name="P34"><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text:span><text:span text:style-name="T14">LEsser </text:span><text:span text:style-name="T14"><text:tab/></text:span><text:span text:style-name="T14"><text:tab/></text:span><text:span text:style-name="T14"><text:tab/></text:span><text:span text:style-name="T14">000011 | </text:span><text:span text:style-name="T14">1000 | x | </text:span><text:span text:style-name="T14">xxxxx</text:span></text:p>
          <text:p text:style-name="P34"><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text:span><text:span text:style-name="T14">eater </text:span><text:span text:style-name="T14"><text:tab/></text:span><text:span text:style-name="T14">000011 | </text:span><text:span text:style-name="T14">1001 | x | </text:span><text:span text:style-name="T14">xxxxx</text:span></text:p>
          <text:p text:style-name="P34"><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text:span><text:span text:style-name="T14">sser </text:span><text:span text:style-name="T14"><text:tab/></text:span><text:span text:style-name="T14">000011 | </text:span><text:span text:style-name="T14">1010 | x | </text:span><text:span text:style-name="T14">xxxxx</text:span></text:p>
          <text:p text:style-name="P34"><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text:span><text:span text:style-name="T14">(ULA) </text:span><text:span text:style-name="T14"><text:tab/></text:span><text:span text:style-name="T14">000011 | </text:span><text:span text:style-name="T14">1011 | x | </text:span><text:span text:style-name="T14">xxxxx</text:span></text:p>
          <text:p text:style-name="P34"><text:span text:style-name="T14"><text:tab/></text:span><text:span text:style-name="T14">CNOV </text:span><text:span text:style-name="T14">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text:span><text:span text:style-name="T14">w </text:span><text:span text:style-name="T14"><text:tab/></text:span><text:span text:style-name="T14"><text:tab/></text:span><text:span text:style-name="T14">000011 | </text:span><text:span text:style-name="T14">1100 | x | </text:span><text:span text:style-name="T14">xxxxx</text:span></text:p>
          <text:p text:style-name="P34"><text:span text:style-name="T14"><text:tab/></text:span><text:span text:style-name="T14">CN END</text:span><text:span text:style-name="T14"><text:tab/></text:span><text:span text:style-name="T14"><text:tab/></text:span><text:span text:style-name="T14">idem</text:span><text:span text:style-name="T14"><text:tab/></text:span><text:span text:style-name="T14"> <text:s/></text:span><text:span text:style-name="T14"><text:s text:c="2"/></text:span><text:span text:style-name="T14"><text:tab/></text:span><text:span text:style-name="T14"> </text:span><text:span text:style-name="T14"><text:tab/></text:span><text:span text:style-name="T14">Negative </text:span><text:span text:style-name="T14">(ULA)</text:span><text:span text:style-name="T14"><text:tab/></text:span><text:span text:style-name="T14">000011 | </text:span><text:span text:style-name="T14">1101 | x | </text:span><text:span text:style-name="T14">xxxxx</text:span></text:p>
          <text:p text:style-name="P34"><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text:span><text:span text:style-name="T14">DivbyZero</text:span><text:span text:style-name="T14"><text:tab/></text:span><text:span text:style-name="T14"><text:tab/></text:span><text:span text:style-name="T14">000011 | </text:span><text:span text:style-name="T14">1110 | x | </text:span><text:span text:style-name="T14">xxxxx</text:span></text:p>
          <text:p text:style-name="P34"><text:span text:style-name="T14"/></text:p>
          <text:p text:style-name="P34"><text:span text:style-name="T14"/></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848cm" svg:height="11.136cm" svg:x="3.075cm" svg:y="2.257cm" draw:page-number="12" presentation:class="page"/>
          <draw:frame presentation:style-name="pr6" draw:text-style-name="P36"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salto </text:span><text:span text:style-name="T2">(com </text:span><text:span text:style-name="T2">EN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page14" draw:style-name="dp1" draw:master-page-name="Título_20_e_20_conteúdo" presentation:presentation-page-layout-name="AL2T11">
        <draw:frame draw:name="Espaço Reservado para Data 1"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1"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1"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salto </text:span><text:span text:style-name="T2">(com </text:span><text:span text:style-name="T2">REG)</text:span></text:p>
          </draw:text-box>
        </draw:frame>
        <draw:custom-shape draw:name="Rectangle 8" draw:style-name="gr26" draw:text-style-name="P35"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ID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IEQ END </text:span><text:span text:style-name="T14"><text:tab/></text:span><text:span text:style-name="T14">PC ← MEM(RX) <text:s text:c="2"/>EQual</text:span><text:span text:style-name="T14"><text:tab/></text:span><text:span text:style-name="T14"><text:tab/></text:span><text:span text:style-name="T14"><text:tab/></text:span><text:span text:style-name="T14">001011 | 0001 | x | xxxxx</text:span></text:p>
          <text:p text:style-name="P29"><text:span text:style-name="T14"><text:tab/></text:span><text:span text:style-name="T14">JINE END </text:span><text:span text:style-name="T14"><text:tab/></text:span><text:span text:style-name="T14">PC ← MEM(RX) <text:s text:c="2"/>NotEqual</text:span><text:span text:style-name="T14"><text:tab/></text:span><text:span text:style-name="T14"><text:tab/></text:span><text:span text:style-name="T14">001011 | 0010 | x | xxxxx</text:span></text:p>
          <text:p text:style-name="P29"><text:span text:style-name="T14"><text:tab/></text:span><text:span text:style-name="T14">JIZ END </text:span><text:span text:style-name="T14"><text:tab/></text:span><text:span text:style-name="T14"><text:tab/></text:span><text:span text:style-name="T14">PC ← MEM(RX) <text:s text:c="2"/>Zero</text:span><text:span text:style-name="T14"><text:tab/></text:span><text:span text:style-name="T14"><text:tab/></text:span><text:span text:style-name="T14"><text:tab/></text:span><text:span text:style-name="T14">001011 | 0011 | x | xxxxx</text:span></text:p>
          <text:p text:style-name="P29"><text:span text:style-name="T14"><text:tab/></text:span><text:span text:style-name="T14">JINZ END </text:span><text:span text:style-name="T14"><text:tab/></text:span><text:span text:style-name="T14">PC ← MEM(RX) <text:s text:c="2"/>NotZero</text:span><text:span text:style-name="T14"><text:tab/></text:span><text:span text:style-name="T14"><text:tab/></text:span><text:span text:style-name="T14">001011 | 0100 | x | xxxxx</text:span></text:p>
          <text:p text:style-name="P29"><text:span text:style-name="T14"><text:tab/></text:span><text:span text:style-name="T14">JIC END </text:span><text:span text:style-name="T14"><text:tab/></text:span><text:span text:style-name="T14"><text:tab/></text:span><text:span text:style-name="T14">PC ← MEM(RX) <text:s text:c="2"/>Carry</text:span><text:span text:style-name="T14"><text:tab/></text:span><text:span text:style-name="T14"><text:tab/></text:span><text:span text:style-name="T14"><text:tab/></text:span><text:span text:style-name="T14">001011 | 0101 | x | xxxxx</text:span></text:p>
          <text:p text:style-name="P29"><text:span text:style-name="T14"><text:tab/></text:span><text:span text:style-name="T14">JINC END </text:span><text:span text:style-name="T14"><text:tab/></text:span><text:span text:style-name="T14">PC ← MEM(RX) <text:s text:c="2"/>NotCarry</text:span><text:span text:style-name="T14"><text:tab/></text:span><text:span text:style-name="T14"><text:tab/></text:span><text:span text:style-name="T14">001011 | 0110 | x | xxxxx</text:span></text:p>
          <text:p text:style-name="P29"><text:span text:style-name="T14"><text:tab/></text:span><text:span text:style-name="T14">JIGR END </text:span><text:span text:style-name="T14"><text:tab/></text:span><text:span text:style-name="T14">PC ← MEM(RX) <text:s text:c="2"/>GReater</text:span><text:span text:style-name="T14"><text:tab/></text:span><text:span text:style-name="T14"><text:tab/></text:span><text:span text:style-name="T14">001011 | 0111 | x | xxxxx</text:span></text:p>
          <text:p text:style-name="P29"><text:span text:style-name="T14"><text:tab/></text:span><text:span text:style-name="T14">JILE END <text:s text:c="7"/>PC ← MEM(RX) <text:s text:c="2"/>LEsser</text:span><text:span text:style-name="T14"><text:tab/></text:span><text:span text:style-name="T14"><text:tab/></text:span><text:span text:style-name="T14">001011 | 1000 | x | xxxxx</text:span></text:p>
          <text:p text:style-name="P29"><text:span text:style-name="T14"><text:tab/></text:span><text:span text:style-name="T14">JIEG END </text:span><text:span text:style-name="T14"><text:tab/></text:span><text:span text:style-name="T14">PC ← MEM(RX) <text:s text:c="2"/>EqualorGreater</text:span><text:span text:style-name="T14"><text:tab/></text:span><text:span text:style-name="T14">001011 | 1001 | x | xxxxx</text:span></text:p>
          <text:p text:style-name="P29"><text:span text:style-name="T14"><text:tab/></text:span><text:span text:style-name="T14">JIEL END </text:span><text:span text:style-name="T14"><text:tab/></text:span><text:span text:style-name="T14">PC ← MEM(RX) <text:s text:c="2"/>EqualorLesser</text:span><text:span text:style-name="T14"><text:tab/></text:span><text:span text:style-name="T14">001011 | 1010 | x | xxxxx</text:span></text:p>
          <text:p text:style-name="P29"><text:span text:style-name="T17"><text:tab/></text:span><text:span text:style-name="T17">JIOV END </text:span><text:span text:style-name="T17"><text:tab/></text:span><text:span text:style-name="T14">PC ← MEM(RX) <text:s text:c="2"/>Overflow (ULA)</text:span><text:span text:style-name="T14"><text:tab/></text:span><text:span text:style-name="T14">001011 | 1011 | x | xxxxx</text:span></text:p>
          <text:p text:style-name="P29"><text:span text:style-name="T17"><text:tab/></text:span><text:span text:style-name="T17">JINOV END </text:span><text:span text:style-name="T17"><text:tab/></text:span><text:span text:style-name="T14">PC ← MEM(RX) <text:s text:c="2"/>NotOverflow</text:span><text:span text:style-name="T14"><text:tab/></text:span><text:span text:style-name="T14">001011 | 1100 | x | xxxxx</text:span></text:p>
          <text:p text:style-name="P29"><text:span text:style-name="T17"><text:tab/></text:span><text:span text:style-name="T17">JIN END</text:span><text:span text:style-name="T17"><text:tab/></text:span><text:span text:style-name="T17"><text:tab/></text:span><text:span text:style-name="T14">PC ← MEM(RX) <text:s text:c="2"/>Negative (ULA)</text:span><text:span text:style-name="T14"><text:tab/></text:span><text:span text:style-name="T14">001011 | 1101 | x | xxxxx</text:span></text:p>
          <text:p text:style-name="P29"><text:span text:style-name="T17"><text:tab/></text:span><text:span text:style-name="T17">JIDZ END</text:span><text:span text:style-name="T17"><text:tab/></text:span><text:span text:style-name="T14">PC ← MEM(RX) <text:s text:c="2"/>DivbyZero</text:span><text:span text:style-name="T14"><text:tab/></text:span><text:span text:style-name="T14"><text:tab/></text:span><text:span text:style-name="T14">001011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212cm" svg:height="10.659cm" svg:x="2.753cm" svg:y="2.16cm" draw:page-number="14" presentation:class="page"/>
          <draw:frame presentation:style-name="pr17" draw:text-style-name="P10" draw:layer="layout" svg:width="15.775cm" svg:height="12.792cm" svg:x="1.972cm" svg:y="13.503cm" presentation:class="notes" presentation:placeholder="true">
            <draw:text-box/>
          </draw:frame>
        </presentation:notes>
      </draw:page>
      <draw:page draw:name="page15" draw:style-name="dp1" draw:master-page-name="Título_20_e_20_conteúdo" presentation:presentation-page-layout-name="AL2T11">
        <draw:frame presentation:style-name="pr18" draw:layer="layout" svg:width="22.797cm" svg:height="2.001cm" svg:x="1.301cm" svg:y="1.266cm" presentation:class="title" presentation:placeholder="true">
          <draw:text-box/>
        </draw:frame>
        <draw:frame draw:style-name="gr27" draw:layer="layout" svg:width="22.859cm" svg:height="13.599cm" svg:x="1.301cm" svg:y="3.656cm" presentation:class="object" presentation:placeholder="tru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ão </text:span><text:span text:style-name="T2">de </text:span><text:span text:style-name="T2">retorn</text:span><text:span text:style-name="T2">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RX</text:span></text:p>
              </table:table-cell>
              <table:table-cell>
                <text:p text:style-name="P31"><text:span text:style-name="T13">Rx/FR</text:span></text:p>
              </table:table-cell>
              <table:table-cell table:style-name="ce5">
                <text:p text:style-name="P31"><text:span text:style-name="T13"><text:s/></text:span></text:p>
              </table:table-cell>
            </table:table-row>
          </table:table>
          <draw:image xlink:href="Pictures/TablePreview9.svm" xlink:type="simple" xlink:show="embed" xlink:actuate="onLoad"/>
        </draw:frame>
        <draw:custom-shape draw:name="Text Box 14"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3"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23"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pilh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ext:span><text:span text:style-name="T2">to de </text:span><text:span text:style-name="T2">Instru</text:span><text:span text:style-name="T2">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1"><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23"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text:span><text:span text:style-name="T2">ções </text:span><text:span text:style-name="T2">de </text:span><text:span text:style-name="T2">contro</text:span><text:span text:style-name="T2">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20"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text:span><text:span text:style-name="MT2">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text:span><text:span text:style-name="MT2">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text:span><text:span text:style-name="MT2">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text:span><text:span text:style-name="MT2">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4</meta:editing-cycles>
    <meta:creation-date>2008-02-15T17:23:41</meta:creation-date>
    <dc:date>2022-07-26T15:40:09.226641640</dc:date>
    <meta:editing-duration>P17DT22H40M41S</meta:editing-duration>
    <meta:generator>LibreOffice/7.3.4.2$Linux_X86_64 LibreOffice_project/30$Build-2</meta:generator>
    <meta:document-statistic meta:object-count="36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